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11"/>
          <table:table-cell office:value-type="string" calcext:value-type="string">
            <text:p>NV_NVDLA_CACC_CALC_int8</text:p>
          </table:table-cell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11"/>
          <table:table-cell office:value-type="string" calcext:value-type="string">
            <text:p><text:s text:c="2"/>Unproven $equiv $auto$equiv_make.cc:241:find_same_wires$369: \out_partial_valid_gold \out_parti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4: \out_final_valid_gold \out_final_vali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41:find_same_wires$333: \out_final_sat_gold \out_final_sat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4: \i_sat_vld_gold \i_sat_vld_g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 text:c="2"/>Unproven $equiv $auto$equiv_make.cc:270:find_same_wires$263: \i_sat_sel_gold \i_sat_sel_gat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ual_re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ss</text:p>
          </table:table-cell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default-cell-style-name="Default"/>
        <table:table-row table:style-name="ro1">
          <table:table-cell office:value-type="string" calcext:value-type="string">
            <text:p>SDP_RDMA_REG_dual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DP_REG_dual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8:55:26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4T19:52:13.244000000</dc:date>
    <meta:editing-duration>PT3H35M33S</meta:editing-duration>
    <meta:editing-cycles>6</meta:editing-cycles>
    <meta:document-statistic meta:table-count="9" meta:cell-count="145" meta:object-count="0"/>
  </office:meta>
</office:document-meta>
</file>